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left" style:justify-single-word="false" style:writing-mode="lr-tb"/>
      <style:text-properties fo:background-color="#ffff00"/>
    </style:style>
    <style:style style:name="P2" style:family="paragraph" style:parent-style-name="Default_20_Drawing_20_Style">
      <style:paragraph-properties fo:text-align="left" style:justify-single-word="false" style:writing-mode="lr-tb"/>
      <style:text-properties fo:color="#00000a" loext:opacity="100%" style:font-name="CIDFont+F7" fo:font-size="12pt" fo:font-style="normal" fo:font-weight="normal" style:font-size-asian="12pt" style:font-style-asian="normal" style:font-weight-asian="normal"/>
    </style:style>
    <style:style style:name="P3" style:family="paragraph" style:parent-style-name="Standard">
      <style:text-properties officeooo:rsid="001ac826" officeooo:paragraph-rsid="001ac826"/>
    </style:style>
    <style:style style:name="P4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rsid="001ac826" officeooo:paragraph-rsid="001ac826" fo:background-color="transparent"/>
    </style:style>
    <style:style style:name="P5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officeooo:rsid="001ac826" officeooo:paragraph-rsid="001ac826" fo:background-color="transparent"/>
    </style:style>
    <style:style style:name="P6" style:family="paragraph" style:parent-style-name="Default_20_Drawing_20_Style">
      <style:paragraph-properties fo:text-align="left" style:justify-single-word="false" style:writing-mode="lr-tb"/>
      <style:text-properties fo:font-weight="bold" fo:background-color="#ffff00" style:font-weight-asian="bold" style:font-weight-complex="bold"/>
    </style:style>
    <style:style style:name="P7" style:family="paragraph" style:parent-style-name="Default_20_Drawing_20_Style">
      <style:paragraph-properties fo:text-align="left" style:justify-single-word="false" style:writing-mode="lr-tb"/>
      <style:text-properties fo:color="#00000a" loext:opacity="100%" style:font-name="CIDFont+F7" fo:font-size="12pt" fo:font-style="normal" fo:font-weight="normal" officeooo:rsid="001c78b6" officeooo:paragraph-rsid="001c78b6" style:font-size-asian="12pt" style:font-style-asian="normal" style:font-weight-asian="normal"/>
    </style:style>
    <style:style style:name="P8" style:family="paragraph" style:parent-style-name="Standard">
      <style:paragraph-properties fo:text-align="left" style:justify-single-word="false" style:writing-mode="lr-tb"/>
      <style:text-properties officeooo:rsid="001ac826"/>
    </style:style>
    <style:style style:name="P9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fo:language="zxx" fo:country="none" fo:font-style="normal" style:text-underline-style="none" fo:font-weight="normal" officeooo:rsid="001ac826" fo:background-color="transparent"/>
    </style:style>
    <style:style style:name="P10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fo:language="zxx" fo:country="none" fo:font-style="normal" style:text-underline-style="none" fo:font-weight="normal" officeooo:rsid="001ac826" officeooo:paragraph-rsid="001ac826" fo:background-color="transparent"/>
    </style:style>
    <style:style style:name="P11" style:family="paragraph" style:parent-style-name="Standard">
      <style:paragraph-properties fo:text-align="left" style:justify-single-word="false" style:writing-mode="lr-tb"/>
      <style:text-properties officeooo:rsid="001ac826" officeooo:paragraph-rsid="001ac826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1ac826" officeooo:paragraph-rsid="001ac826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1ac826" officeooo:paragraph-rsid="001ac826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1ac826" officeooo:paragraph-rsid="001ac826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1ac826" officeooo:paragraph-rsid="001ac826"/>
    </style:style>
    <style:style style:name="P16" style:family="paragraph" style:parent-style-name="Text_20_body" style:list-style-name="L5">
      <style:paragraph-properties fo:margin-left="0in" fo:margin-right="0in" fo:text-indent="0in" style:auto-text-indent="false" style:writing-mode="lr-tb"/>
      <style:text-properties officeooo:rsid="001ac826" officeooo:paragraph-rsid="001ac826"/>
    </style:style>
    <style:style style:name="P17" style:family="paragraph" style:parent-style-name="Text_20_body">
      <style:paragraph-properties fo:margin-left="0in" fo:margin-right="0in" fo:text-indent="0in" style:auto-text-indent="false" style:writing-mode="lr-tb"/>
      <style:text-properties officeooo:rsid="001e0263" officeooo:paragraph-rsid="001e0263"/>
    </style:style>
    <style:style style:name="P18" style:family="paragraph" style:parent-style-name="Text_20_body">
      <style:paragraph-properties fo:margin-left="0in" fo:margin-right="0in" fo:text-indent="0in" style:auto-text-indent="false" style:writing-mode="lr-tb"/>
      <style:text-properties fo:font-weight="bold" officeooo:rsid="001e0263" officeooo:paragraph-rsid="001e0263" fo:background-color="#ffff00" style:font-weight-asian="bold" style:font-weight-complex="bold"/>
    </style:style>
    <style:style style:name="P19" style:family="paragraph" style:parent-style-name="Text_20_body">
      <style:paragraph-properties style:writing-mode="lr-tb"/>
      <style:text-properties fo:language="zxx" fo:country="none"/>
    </style:style>
    <style:style style:name="P20" style:family="paragraph" style:parent-style-name="Text_20_body">
      <style:paragraph-properties style:writing-mode="lr-tb"/>
      <style:text-properties fo:language="zxx" fo:country="none" officeooo:paragraph-rsid="001e0263"/>
    </style:style>
    <style:style style:name="P21" style:family="paragraph" style:parent-style-name="Text_20_body">
      <style:paragraph-properties style:writing-mode="lr-tb"/>
      <style:text-properties fo:color="#f8f8f2" loext:opacity="100%" fo:language="zxx" fo:country="none" fo:font-style="normal" style:text-underline-style="none" fo:font-weight="normal" officeooo:rsid="001ac826" officeooo:paragraph-rsid="001e0263" fo:background-color="#282a36"/>
    </style:style>
    <style:style style:name="T1" style:family="text">
      <style:text-properties fo:color="#00000a" loext:opacity="100%" style:font-name="CIDFont+F7" fo:font-size="12pt" fo:font-style="normal" fo:font-weight="normal" officeooo:rsid="001e0263" fo:background-color="transparent" loext:char-shading-value="0" style:font-size-asian="12pt" style:font-style-asian="normal" style:font-weight-asian="normal" style:font-weight-complex="normal"/>
    </style:style>
    <style:style style:name="T2" style:family="text">
      <style:text-properties fo:color="#00000a" loext:opacity="100%" style:font-name="CIDFont+F7" fo:font-size="12pt" fo:font-style="normal" fo:font-weight="bold" style:font-size-asian="12pt" style:font-style-asian="normal" style:font-weight-asian="bold" style:font-weight-complex="bold"/>
    </style:style>
    <style:style style:name="T3" style:family="text">
      <style:text-properties fo:color="#00000a" loext:opacity="100%" style:font-name="CIDFont+F7" fo:font-size="12pt" fo:font-style="normal" fo:font-weight="normal" style:font-size-asian="12pt" style:font-style-asian="normal" style:font-weight-asian="normal"/>
    </style:style>
    <style:style style:name="T4" style:family="text">
      <style:text-properties fo:color="#f8f8f2" loext:opacity="100%"/>
    </style:style>
    <style:style style:name="T5" style:family="text">
      <style:text-properties fo:color="#f8f8f2" loext:opacity="100%" officeooo:rsid="002078a3"/>
    </style:style>
    <style:style style:name="T6" style:family="text">
      <style:text-properties style:font-name="CIDFont+F7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a" loext:opacity="100%" style:font-name="CIDFont+F7" fo:font-size="12pt" fo:font-style="normal" style:font-size-asian="12pt" style:font-style-asian="normal"/>
    </style:style>
    <style:style style:name="T8" style:family="text">
      <style:text-properties officeooo:rsid="002078a3"/>
    </style:style>
    <style:style style:name="T9" style:family="text">
      <style:text-properties fo:color="#f8f8f2" loext:opacity="100%" fo:language="zxx" fo:country="none" fo:font-style="normal" style:text-underline-style="none" fo:font-weight="normal" officeooo:rsid="002078a3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078a3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fo:color="#f8f8f2" loext:opacity="100%" fo:language="zxx" fo:country="none" fo:font-style="normal" style:text-underline-style="none" fo:font-weight="normal" fo:background-color="#282a36" loext:char-shading-value="0"/>
    </style:style>
    <style:style style:name="T16" style:family="text">
      <style:text-properties fo:color="#dcdccc" loext:opacity="100%" fo:language="zxx" fo:country="none" fo:font-style="normal" style:text-underline-style="none" fo:font-weight="normal" fo:background-color="#3f3f3f" loext:char-shading-value="0"/>
    </style:style>
    <style:style style:name="T17" style:family="text">
      <style:text-properties fo:color="#f0efd0" loext:opacity="100%" fo:language="zxx" fo:country="none" fo:font-style="normal" style:text-underline-style="none" fo:font-weight="normal" fo:background-color="#3f3f3f" loext:char-shading-value="0"/>
    </style:style>
    <style:style style:name="T18" style:family="text">
      <style:text-properties fo:color="#8cd0d3" loext:opacity="100%" fo:language="zxx" fo:country="none" fo:font-style="normal" style:text-underline-style="none" fo:font-weight="normal" fo:background-color="#3f3f3f" loext:char-shading-value="0"/>
    </style:style>
    <style:style style:name="T19" style:family="text">
      <style:text-properties officeooo:rsid="001e0263"/>
    </style:style>
    <style:style style:name="T20" style:family="text">
      <style:text-properties fo:color="#f8f8f2" loext:opacity="100%" fo:font-style="normal" style:text-underline-style="none" fo:font-weight="normal" officeooo:rsid="001e0263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" style:family="text">
      <style:text-properties fo:color="#f8f8f2" loext:opacity="100%" fo:font-style="normal" style:text-underline-style="none" fo:font-weight="normal" officeooo:rsid="001ac826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Vytvořte si soubor, na něj vytvořte symbolický link a zkontrolujte počet odkazů k souboru?</text:span><text:span text:style-name="T3"> </text:span></text:p>
      <text:p text:style-name="P2"/>
      <text:p text:style-name="P3">&gt; Vytvoření souboru:</text:p>
      <text:p text:style-name="P3"/>
      <text:p text:style-name="P4"><text:span text:style-name="T4">$ </text:span><text:span text:style-name="T5">echo "test soubor" &gt; original.txt</text:span></text:p>
      <text:p text:style-name="P3"/>
      <text:p text:style-name="P3">&gt; Symlink</text:p>
      <text:p text:style-name="P3"/>
      <text:p text:style-name="P5">$ ln -s original.txt link.txt</text:p>
      <text:p text:style-name="P3"/>
      <text:p text:style-name="P3">&gt; Počet odkazů je v:</text:p>
      <text:p text:style-name="P3"/>
      <text:p text:style-name="P5">$ ls -l original.txt</text:p>
      <text:p text:style-name="P3"/>
      <text:p text:style-name="P3"/>
      <text:p text:style-name="P6" loext:marker-style-name="T6"><text:span text:style-name="T1">2. </text:span><text:span text:style-name="T7">Zprovozněte nový fyzický disk a zajistěte trvalé namapování do Linuxu pro používání? (Příkazy s parametry ukázat a vysvětlit.) </text:span></text:p>
      <text:p text:style-name="P7" loext:marker-style-name="T6"/>
      <text:p text:style-name="P8" loext:marker-style-name="T6">&gt; Vypsat disky <text:span text:style-name="T8">(možno také </text:span><text:span text:style-name="T9">fdisk -l</text:span><text:span text:style-name="T8">)</text:span></text:p>
      <text:p text:style-name="P9" loext:marker-style-name="T6"><text:span text:style-name="T4">$ lsblk</text:span></text:p>
      <text:p text:style-name="P8" loext:marker-style-name="T6"/>
      <text:p text:style-name="P8" loext:marker-style-name="T6">&gt; Udělat partitions v cfdisk <text:span text:style-name="T8">(GPT &gt; NEW &gt; WRITE&gt;</text:span></text:p>
      <text:p text:style-name="P10" loext:marker-style-name="T6"><text:span text:style-name="T4">$ cfdisk /dev/sdX</text:span></text:p>
      <text:p text:style-name="P11" loext:marker-style-name="T6"/>
      <text:p text:style-name="P11" loext:marker-style-name="T6"><text:span text:style-name="T10">Nebo</text:span> fdisk:</text:p>
      <text:p text:style-name="P10" loext:marker-style-name="T6"><text:span text:style-name="T4">$ fdisk /dev/sdX</text:span></text:p>
      <text:p text:style-name="P11" loext:marker-style-name="T6"/>
      <text:list text:style-name="L1">
        <text:list-item>
          <text:p text:style-name="P12">n – nová partition</text:p>
        </text:list-item>
        <text:list-item>
          <text:p text:style-name="P12"><text:span text:style-name="Source_20_Text">p</text:span> – primární (primary)</text:p>
        </text:list-item>
      </text:list>
      <text:list text:style-name="L2">
        <text:list-item>
          <text:p text:style-name="P13"><text:span text:style-name="Source_20_Text">1</text:span> – číslo oddílu (default)</text:p>
        </text:list-item>
      </text:list>
      <text:list text:style-name="L3">
        <text:list-item>
          <text:p text:style-name="P14"><text:span text:style-name="Source_20_Text">Enter</text:span> – výchozí první sektor (začátek disku)</text:p>
        </text:list-item>
      </text:list>
      <text:list text:style-name="L4">
        <text:list-item>
          <text:p text:style-name="P15"><text:span text:style-name="Source_20_Text">Enter</text:span> – výchozí poslední sektor (konec disku)</text:p>
        </text:list-item>
      </text:list>
      <text:list text:style-name="L5">
        <text:list-item>
          <text:p text:style-name="P16"><text:span text:style-name="Source_20_Text">w</text:span> – zápis změn na disk (write) a ukončení </text:p>
        </text:list-item>
      </text:list>
      <text:p text:style-name="P17"><text:span text:style-name="T11">N</text:span><text:span text:style-name="T12">aformátovat </text:span><text:span text:style-name="T11">(cfdisk i fdisk)</text:span><text:span text:style-name="T12">:</text:span><text:line-break/><text:span text:style-name="T13">$ mkfs.ext4 /dev/sdX1</text:span></text:p>
      <text:p text:style-name="P18">&gt; Trvalé namapování <text:span text:style-name="T8">disku</text:span></text:p>
      <text:p text:style-name="P17"><text:span text:style-name="T14">&gt; Zjištění ID disku:</text:span><text:line-break/><text:span text:style-name="T13">$ blkid /dev/sdb1</text:span></text:p>
      <text:p text:style-name="P17">&gt; vytvoření adresáře pro připojení:<text:line-break/><text:span text:style-name="T13">$ mkdir -p /mnt/data</text:span></text:p>
      <text:p text:style-name="P17">&gt; Upravit fstab:<text:line-break/><text:span text:style-name="T15">$ vim /etc/fstab<text:line-break/></text:span><text:span text:style-name="T16">UUID</text:span><text:span text:style-name="T17">=</text:span><text:span text:style-name="T16">ZJISTENE-ID <text:tab/>/mnt/data<text:tab/> ext4<text:tab/> defaults<text:tab/> </text:span><text:span text:style-name="T18">0</text:span><text:span text:style-name="T16"><text:tab/> </text:span><text:span text:style-name="T18">2</text:span></text:p>
      <text:p text:style-name="P19"><text:soft-page-break/>&gt; Test -- <text:span text:style-name="T19">připojit vše v fstab pomocí mount -a:</text:span><text:line-break/><text:span text:style-name="T20">$ mount -a</text:span></text:p>
      <text:p text:style-name="P20">&gt; <text:span text:style-name="T19">Vypsat disky:<text:line-break/></text:span><text:span text:style-name="T21">$ lsblk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8" style:font-family-complex="CIDFont+F8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8:05:33.501749918</meta:creation-date>
    <dc:date>2026-04-22T08:33:17.851668354</dc:date>
    <meta:editing-duration>PT16M15S</meta:editing-duration>
    <meta:editing-cycles>5</meta:editing-cycles>
    <meta:generator>LibreOffice/26.2.2.2$Linux_X86_64 LibreOffice_project/620$Build-2</meta:generator>
    <meta:document-statistic meta:table-count="0" meta:image-count="0" meta:object-count="0" meta:page-count="2" meta:paragraph-count="27" meta:word-count="179" meta:character-count="1030" meta:non-whitespace-character-count="870"/>
  </office:meta>
</office:document-meta>
</file>